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1.616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" fo:font-size="16pt" fo:language="gl" fo:country="ES" style:font-name-asian="Times New Roman1" style:font-size-asian="16pt" style:language-asian="es" style:country-asian="ES" style:font-name-complex="Arial2" style:font-size-complex="9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" fo:font-size="9pt" fo:language="gl" fo:country="ES" style:font-name-asian="Times New Roman1" style:font-size-asian="9pt" style:language-asian="es" style:country-asian="ES" style:font-name-complex="Arial2" style:font-size-complex="9pt"/>
    </style:style>
    <style:style style:name="P4" style:family="paragraph" style:parent-style-name="Standard">
      <style:paragraph-properties fo:margin-left="1.616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" fo:font-size="9pt" fo:language="gl" fo:country="ES" style:font-name-asian="Times New Roman1" style:font-size-asian="9pt" style:language-asian="es" style:country-asian="ES" style:font-name-complex="Arial2" style:font-size-complex="9pt"/>
    </style:style>
    <style:style style:name="P5" style:family="paragraph" style:parent-style-name="Standard">
      <style:paragraph-properties fo:margin-left="1.616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9pt" fo:language="gl" fo:country="ES" style:font-size-asian="9pt" style:font-name-complex="Arial2" style:font-size-complex="9pt"/>
    </style:style>
    <style:style style:name="P6" style:family="paragraph" style:parent-style-name="p1">
      <style:paragraph-properties fo:margin-left="1.75cm" fo:margin-right="0cm" fo:text-indent="0cm" style:auto-text-indent="false"/>
      <style:text-properties style:font-name="Arial" fo:font-size="9pt" style:font-size-asian="9pt" style:font-name-complex="Arial2" style:font-size-complex="9pt"/>
    </style:style>
    <style:style style:name="P7" style:family="paragraph" style:parent-style-name="p1">
      <style:paragraph-properties fo:margin-left="1.566cm" fo:margin-right="0cm" fo:text-indent="0cm" style:auto-text-indent="false"/>
      <style:text-properties style:font-name="Arial" fo:font-size="9pt" style:font-size-asian="9pt" style:font-name-complex="Arial2" style:font-size-complex="9pt"/>
    </style:style>
    <style:style style:name="P8" style:family="paragraph" style:parent-style-name="Standard" style:master-page-name="Standard">
      <style:paragraph-properties fo:margin-top="0cm" fo:margin-bottom="0cm" style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" fo:font-size="9pt" fo:language="gl" fo:country="ES" style:font-name-asian="Times New Roman1" style:font-size-asian="9pt" style:language-asian="es" style:country-asian="ES" style:font-name-complex="Arial2" style:font-size-complex="9pt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Arial" fo:font-size="9pt" fo:language="gl" fo:country="ES" officeooo:paragraph-rsid="000edb61" style:font-name-asian="Times New Roman1" style:font-size-asian="9pt" style:language-asian="es" style:country-asian="ES" style:font-name-complex="Arial2" style:font-size-complex="9pt"/>
    </style:style>
    <style:style style:name="P11" style:family="paragraph" style:parent-style-name="Standard">
      <style:paragraph-properties fo:margin-left="1.616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9pt" fo:language="gl" fo:country="ES" style:font-size-asian="9pt" style:font-name-complex="Arial2" style:font-size-complex="9pt"/>
    </style:style>
    <style:style style:name="T1" style:family="text">
      <style:text-properties fo:color="#000000" loext:opacity="100%" style:font-name="Arial" fo:font-size="16pt" fo:language="gl" fo:country="ES" style:font-name-asian="Times New Roman1" style:font-size-asian="16pt" style:language-asian="es" style:country-asian="ES" style:font-name-complex="Arial2" style:font-size-complex="9pt"/>
    </style:style>
    <style:style style:name="T2" style:family="text">
      <style:text-properties fo:color="#000000" loext:opacity="100%" style:font-name="Arial" fo:font-size="9pt" fo:language="gl" fo:country="ES" style:font-name-asian="Times New Roman1" style:font-size-asian="9pt" style:language-asian="es" style:country-asian="ES" style:font-name-complex="Arial2" style:font-size-complex="9pt"/>
    </style:style>
    <style:style style:name="T3" style:family="text">
      <style:text-properties style:font-name="Arial" fo:font-size="9pt" fo:language="gl" fo:country="ES" style:font-size-asian="9pt" style:font-name-complex="Arial2" style:font-size-complex="9pt"/>
    </style:style>
    <style:style style:name="T4" style:family="text">
      <style:text-properties officeooo:rsid="000e89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ab/></text:span><text:bookmark text:name="Bookmark"/><text:span text:style-name="T1">Consultas de modificación da información </text:span></text:p>
      <text:p text:style-name="P2"/>
      <text:p text:style-name="P2"/>
      <text:p text:style-name="P3"/>
      <text:p text:style-name="P3"><text:tab/>0.- Seleccionamos a BD SOCIEDADE_CULTURAL</text:p>
      <text:p text:style-name="P3"><text:tab/>USE SOCIEDADE_CULTURAL;</text:p>
      <text:p text:style-name="P3"><text:tab/>GO</text:p>
      <text:p text:style-name="P3"><text:tab/></text:p>
      <text:p text:style-name="P3"><text:tab/>1.- Crear unha nova táboa COTA_DE_BALDE cos mesmos campos que COTA y a partir de <text:tab/>esta, so coas cotas gratis.</text:p>
      <text:p text:style-name="P3"><text:tab/>Os nomes dos campos serán: cod, descrición e importe.</text:p>
      <text:p text:style-name="P3"><text:tab/>Eliminar a táboa nova para manter o deseño orixinal da BD</text:p>
      <text:p text:style-name="P3"><text:tab/><text:tab/></text:p>
      <text:p text:style-name="P3"><text:tab/></text:p>
      <text:p text:style-name="P3"><text:tab/>2.- Crear una táboa temporal local SOCIO_MOROSO con dos campos: nif e </text:p>
      <text:p text:style-name="P3"><text:tab/>nome completo dos socios que deben algunha actividade a partir da táboa </text:p>
      <text:p text:style-name="P3"><text:tab/>SOCIO. </text:p>
      <text:p text:style-name="P3"/>
      <text:p text:style-name="P3"><text:tab/>O resultado terá este formato:</text:p>
      <text:p text:style-name="P3"/>
      <text:p text:style-name="P3"><text:tab/>nif<text:tab/><text:tab/>nome_completo</text:p>
      <text:p text:style-name="P3"><text:tab/>22222223B<text:tab/>SIEIRO CAMPOS, MANUEL</text:p>
      <text:p text:style-name="P3"><text:tab/>33333334C<text:tab/>DEL CARMEN LOREZ, JORGE</text:p>
      <text:p text:style-name="P3"/>
      <text:p text:style-name="P3"><text:tab/>Usar funciones del sistema.</text:p>
      <text:p text:style-name="P3"><text:tab/>Eliminar a táboa nova para manter o deseño orixinal da BD</text:p>
      <text:p text:style-name="P3"><text:tab/></text:p>
      <text:p text:style-name="P3"/>
      <text:p text:style-name="P3"><text:tab/></text:p>
      <text:p text:style-name="P3"><text:tab/>3.- Engadir dúas novas cotas gratis:unha con código 20 e nome COTA GRATIS</text:p>
      <text:p text:style-name="P3"><text:tab/>e outra con código 30 e nome OUTRA GRATIS.</text:p>
      <text:p text:style-name="P3"/>
      <text:p text:style-name="P3"/>
      <text:p text:style-name="P3"><text:tab/></text:p>
      <text:p text:style-name="P10"><text:tab/>4.- Engadir en COTA unha nova cota de nome NOVA e código 80 co importe da cota </text:p>
      <text:p text:style-name="P10"><text:tab/>de nome <text:s/>HABITUAL</text:p>
      <text:p text:style-name="P3"/>
      <text:p text:style-name="P3"><text:tab/></text:p>
      <text:p text:style-name="P3"><text:tab/>5.- Eliminar as tres cotas de códigos 20, 30 e 80, <text:span text:style-name="T4">90 </text:span>engadidas nas consultas de exemplo 1 e <text:tab/>2</text:p>
      <text:p text:style-name="P3"><text:tab/></text:p>
      <text:p text:style-name="P3"/>
      <text:p text:style-name="P3"><text:tab/></text:p>
      <text:p text:style-name="P3"><text:tab/>6.- Crear unha táboa temporal local SOCIO2 copia de SOCIO. Despois eliminar </text:p>
      <text:p text:style-name="P3"><text:tab/>os socios da táboa SOCIO2 que deben algunha actividade.</text:p>
      <text:p text:style-name="P3"><text:tab/>Facelo <text:s/>de tres formas distintas.</text:p>
      <text:p text:style-name="P3"/>
      <text:p text:style-name="P3"><text:tab/><text:tab/></text:p>
      <text:p text:style-name="P1"><text:span text:style-name="T2">7.- </text:span><text:span text:style-name="T3">Crear unha táboa EMPREGADO2, copia da táboa <text:s text:c="2"/>EMPREGADO coas mesmas filas e columnas. A continuación eliminar <text:s/>todas as filas da táboa nova do xeito máis rápido e eficiente posible. Antes e despois do borrado facer a consulta que nos amosa o número de filas da táboa EMPREGADO2 en cada momento. Ao rematar eliminarase a táboa nova coa cláusula DROP TABLE para non modificar o deseño orixinal da BD.</text:span></text:p>
      <text:p text:style-name="P4"/>
      <text:p text:style-name="P3"><text:tab/></text:p>
      <text:p text:style-name="P6">8.- Incrementar o prezo das actividades en 4 euros. Para deixar os datos orixinais da BD, facer unha segunda modificación de redución do prezo en 4 euros. Facer unha consulta antes e despois do incremento do prezo.</text:p>
      <text:p text:style-name="P3"/>
      <text:p text:style-name="P3"><text:tab/></text:p>
      <text:p text:style-name="P6">9.- Incrementar en 7 o número de prazas da actividade con número 10, o seu nome pasará a ser CURSO TENIS e aumentara o seu prezo en 5'14%. Para deixar os datos orixinais da BD, <text:soft-page-break/>facer unha segunda modificación e a táboa quedará como estaba antes da modificación. Facer unha consulta antes e despois da modificación para comprobar os cambios.</text:p>
      <text:p text:style-name="P3"/>
      <text:p text:style-name="P3"><text:tab/></text:p>
      <text:p text:style-name="P5">10.- Modificar o prezo das cotas gratis co valor do prezo máis alto das actividades. <text:s text:c="2"/>Para deixar os datos orixinais da BD, facer unha segunda modificación e a táboa quedará como estaba antes da modificación. Facer unha consulta antes e despois da modificación para comprobar os cambios.</text:p>
      <text:p text:style-name="P5"/>
      <text:p text:style-name="P3"><text:tab/></text:p>
      <text:p text:style-name="P7">11.- Poñer como pagadas todas as actividades aos socios que teñan abonada a <text:s/>cota anual. Para deixar os datos orixinais da BD, facer unha segunda modificación e a táboa quedará como estaba antes da modificación. Facer unha consulta antes e despois da modificación para comprobar os cambios.</text:p>
      <text:p text:style-name="P3"/>
      <text:p text:style-name="P3"><text:s text:c="4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1" style:family="paragraph" style:default-outline-level="" style:list-style-name="">
      <style:paragraph-properties fo:margin-top="0.212cm" fo:margin-bottom="0.106cm" style:contextual-spacing="false" fo:line-height="100%"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1_20_Car_20_Car" style:display-name="p1 Car Car" style:family="text">
      <style:text-properties style:font-name="Times New Roman" fo:font-family="'Times New Roman'" style:font-family-generic="roman" style:font-pitch="variable" fo:font-size="12pt" fo:language="gl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667dd1" loext:opacity="100%" fo:font-size="12pt" style:font-size-asian="12pt" style:font-name-complex="Wingdings" style:font-family-complex="Wingdings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uario de Windows</meta:initial-creator>
    <meta:editing-cycles>18</meta:editing-cycles>
    <meta:creation-date>2020-04-22T09:23:00</meta:creation-date>
    <dc:date>2024-04-07T12:16:43.452000000</dc:date>
    <meta:editing-duration>PT12M53S</meta:editing-duration>
    <meta:generator>LibreOffice/7.2.5.2$Windows_X86_64 LibreOffice_project/499f9727c189e6ef3471021d6132d4c694f357e5</meta:generator>
    <meta:document-statistic meta:table-count="0" meta:image-count="0" meta:object-count="0" meta:page-count="2" meta:paragraph-count="44" meta:word-count="457" meta:character-count="2719" meta:non-whitespace-character-count="22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